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882" officeooo:paragraph-rsid="00144882"/>
    </style:style>
    <style:style style:name="P2" style:family="paragraph" style:parent-style-name="Standard">
      <style:paragraph-properties fo:text-align="center" style:justify-single-word="false"/>
      <style:text-properties officeooo:rsid="00144882" officeooo:paragraph-rsid="00144882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1580c9" officeooo:paragraph-rsid="001580c9" style:font-size-asian="8pt" style:font-size-complex="8pt"/>
    </style:style>
    <style:style style:name="P4" style:family="paragraph" style:parent-style-name="Standard" style:list-style-name="L1">
      <style:text-properties officeooo:paragraph-rsid="001fd8e1"/>
    </style:style>
    <style:style style:name="P5" style:family="paragraph" style:parent-style-name="Standard" style:list-style-name="L1">
      <style:text-properties officeooo:paragraph-rsid="0021d3f0"/>
    </style:style>
    <style:style style:name="P6" style:family="paragraph" style:parent-style-name="Standard" style:list-style-name="L1">
      <style:text-properties officeooo:paragraph-rsid="0023b3f1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0pt" officeooo:rsid="00144882" officeooo:paragraph-rsid="00144882" style:font-size-asian="8.75pt" style:font-size-complex="10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Arial" fo:font-size="8pt" officeooo:paragraph-rsid="00144882" style:font-size-asian="8pt" style:font-size-complex="8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8pt" officeooo:paragraph-rsid="001580c9" style:font-size-asian="8pt" style:font-size-complex="8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8pt" officeooo:paragraph-rsid="001e0140" style:font-size-asian="8pt" style:font-size-complex="8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8pt" officeooo:paragraph-rsid="00192fbf" style:font-size-asian="8pt" style:font-size-complex="8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font-size="8pt" officeooo:rsid="0014556a" officeooo:paragraph-rsid="0014556a" style:font-size-asian="8pt" style:font-size-complex="8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8pt" officeooo:rsid="001580c9" officeooo:paragraph-rsid="001580c9" style:font-size-asian="8pt" style:font-size-complex="8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8pt" officeooo:rsid="001c642f" officeooo:paragraph-rsid="001c642f" style:font-size-asian="8pt" style:font-size-complex="8pt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Arial" fo:font-size="8pt" officeooo:rsid="001e0140" officeooo:paragraph-rsid="001e0140" style:font-size-asian="8pt" style:font-size-complex="8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8pt" officeooo:rsid="00192fbf" officeooo:paragraph-rsid="00192fbf" style:font-size-asian="8pt" style:font-size-complex="8pt"/>
    </style:style>
    <style:style style:name="P17" style:family="paragraph" style:parent-style-name="Standard" style:list-style-name="L1">
      <style:text-properties style:font-name="Arial" fo:font-size="8pt" officeooo:paragraph-rsid="0019882d" style:font-size-asian="8pt" style:font-size-complex="8pt"/>
    </style:style>
    <style:style style:name="P18" style:family="paragraph" style:parent-style-name="Standard" style:list-style-name="L1">
      <style:text-properties officeooo:rsid="0021d3f0" officeooo:paragraph-rsid="0021d3f0"/>
    </style:style>
    <style:style style:name="T1" style:family="text">
      <style:text-properties officeooo:rsid="00144882"/>
    </style:style>
    <style:style style:name="T2" style:family="text">
      <style:text-properties fo:color="#000000" loext:opacity="100%"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officeooo:rsid="00144882" style:font-style-asian="normal" style:font-weight-asian="normal"/>
    </style:style>
    <style:style style:name="T4" style:family="text">
      <style:text-properties fo:color="#000000" loext:opacity="100%" fo:font-size="6pt" fo:font-style="normal" fo:font-weight="normal" style:font-size-asian="6pt" style:font-style-asian="normal" style:font-weight-asian="normal" style:font-size-complex="6pt"/>
    </style:style>
    <style:style style:name="T5" style:family="text">
      <style:text-properties fo:color="#000000" loext:opacity="100%" fo:font-size="6pt" fo:font-style="normal" fo:font-weight="normal" officeooo:rsid="00144882" style:font-size-asian="6pt" style:font-style-asian="normal" style:font-weight-asian="normal" style:font-size-complex="6pt"/>
    </style:style>
    <style:style style:name="T6" style:family="text">
      <style:text-properties fo:color="#000000" loext:opacity="100%" fo:font-size="6pt" fo:font-style="normal" fo:font-weight="normal" officeooo:rsid="001e0140" style:font-size-asian="6pt" style:font-style-asian="normal" style:font-weight-asian="normal" style:font-size-complex="6pt"/>
    </style:style>
    <style:style style:name="T7" style:family="text">
      <style:text-properties fo:color="#000000" loext:opacity="100%" style:font-name="Arial" fo:font-size="8pt" fo:font-style="normal" fo:font-weight="normal" officeooo:rsid="001fd8e1" style:font-size-asian="8pt" style:font-style-asian="normal" style:font-weight-asian="normal" style:font-size-complex="8pt"/>
    </style:style>
    <style:style style:name="T8" style:family="text">
      <style:text-properties fo:color="#000000" loext:opacity="100%" style:font-name="Arial" fo:font-size="8pt" fo:font-style="normal" fo:font-weight="normal" officeooo:rsid="001fd8e1" style:font-size-asian="8pt" style:font-style-asian="normal" style:font-weight-asian="normal" style:font-size-complex="8pt"/>
    </style:style>
    <style:style style:name="T9" style:family="text">
      <style:text-properties officeooo:rsid="001580c9"/>
    </style:style>
    <style:style style:name="T10" style:family="text">
      <style:text-properties fo:color="#080808" loext:opacity="100%" fo:font-style="normal" fo:font-weight="normal" style:font-style-asian="normal" style:font-weight-asian="normal"/>
    </style:style>
    <style:style style:name="T11" style:family="text">
      <style:text-properties fo:color="#080808" loext:opacity="100%" fo:font-style="normal" fo:font-weight="normal" officeooo:rsid="001e0140" style:font-style-asian="normal" style:font-weight-asian="normal"/>
    </style:style>
    <style:style style:name="T12" style:family="text">
      <style:text-properties fo:color="#080808" loext:opacity="100%" fo:font-style="normal" fo:font-weight="normal" officeooo:rsid="0014556a" style:font-style-asian="normal" style:font-weight-asian="normal"/>
    </style:style>
    <style:style style:name="T13" style:family="text">
      <style:text-properties fo:color="#080808" loext:opacity="100%" fo:font-style="normal" fo:font-weight="normal" officeooo:rsid="00192fbf" style:font-style-asian="normal" style:font-weight-asian="normal"/>
    </style:style>
    <style:style style:name="T14" style:family="text">
      <style:text-properties fo:color="#080808" loext:opacity="100%" style:font-name="JetBrains Mono1" fo:font-size="10.5pt" fo:font-style="normal" fo:font-weight="normal" style:font-size-asian="10.5pt" style:font-style-asian="normal" style:font-weight-asian="normal" style:font-size-complex="8pt"/>
    </style:style>
    <style:style style:name="T15" style:family="text">
      <style:text-properties fo:color="#080808" loext:opacity="100%" style:font-name="JetBrains Mono1" fo:font-size="10.5pt" fo:font-style="normal" fo:font-weight="normal" officeooo:rsid="0021d3f0" style:font-size-asian="10.5pt" style:font-style-asian="normal" style:font-weight-asian="normal" style:font-size-complex="8pt"/>
    </style:style>
    <style:style style:name="T16" style:family="text">
      <style:text-properties fo:color="#080808" loext:opacity="100%" style:font-name="Arial" fo:font-size="8pt" fo:font-style="normal" fo:font-weight="normal" officeooo:rsid="001fd8e1" style:font-size-asian="8pt" style:font-style-asian="normal" style:font-weight-asian="normal" style:font-size-complex="8pt"/>
    </style:style>
    <style:style style:name="T17" style:family="text">
      <style:text-properties fo:color="#080808" loext:opacity="100%" style:font-name="Arial" fo:font-size="8pt" fo:font-style="normal" fo:font-weight="normal" officeooo:rsid="0021d3f0" style:font-size-asian="8pt" style:font-style-asian="normal" style:font-weight-asian="normal" style:font-size-complex="8pt"/>
    </style:style>
    <style:style style:name="T18" style:family="text">
      <style:text-properties fo:color="#080808" loext:opacity="100%" style:font-name="Arial" fo:font-size="8pt" fo:font-style="normal" fo:font-weight="normal" officeooo:rsid="0023b3f1" style:font-size-asian="8pt" style:font-style-asian="normal" style:font-weight-asian="normal" style:font-size-complex="8pt"/>
    </style:style>
    <style:style style:name="T19" style:family="text">
      <style:text-properties officeooo:rsid="00192fbf"/>
    </style:style>
    <style:style style:name="T20" style:family="text">
      <style:text-properties officeooo:rsid="0019882d"/>
    </style:style>
    <style:style style:name="T21" style:family="text">
      <style:text-properties officeooo:rsid="001e0140"/>
    </style:style>
    <style:style style:name="T22" style:family="text">
      <style:text-properties style:font-name="Arial" fo:font-size="8pt" style:font-size-asian="8pt" style:font-size-complex="8pt"/>
    </style:style>
    <style:style style:name="T23" style:family="text">
      <style:text-properties style:font-name="Arial" fo:font-size="8pt" officeooo:rsid="001fd8e1" style:font-size-asian="8pt" style:font-size-complex="8pt"/>
    </style:style>
    <style:style style:name="T24" style:family="text">
      <style:text-properties style:font-name="Arial" fo:font-size="8pt" officeooo:rsid="0021d3f0" style:font-size-asian="8pt" style:font-size-complex="8pt"/>
    </style:style>
    <style:style style:name="T25" style:family="text">
      <style:text-properties style:font-name="Arial" fo:font-size="8pt" officeooo:rsid="0023b3f1" style:font-size-asian="8pt" style:font-size-complex="8pt"/>
    </style:style>
    <style:style style:name="T26" style:family="text">
      <style:text-properties officeooo:rsid="0024bf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рядок расчета моделей</text:p>
      <text:p text:style-name="P2"/>
      <text:list xml:id="list2834311920" text:style-name="L1">
        <text:list-item>
          <text:p text:style-name="P7">Считаем первичные модели с помощью model_maker.py <text:s/></text:p>
          <text:p text:style-name="P7"/>
        </text:list-item>
      </text:list>
      <text:list xml:id="list2829757259" text:style-name="L2">
        <text:list-item>
          <text:list>
            <text:list-item>
              <text:p text:style-name="P8"><text:span text:style-name="T1">Задаем граничные значения для модели по чувствительности и величине ошибки (</text:span><text:span text:style-name="T3">ModelMaker.py/</text:span><text:span text:style-name="T2">check_single_model</text:span><text:span text:style-name="T1">), </text:span><text:span text:style-name="T9">которые будут сохраняться в архив</text:span></text:p>
            </text:list-item>
            <text:list-item>
              <text:p text:style-name="P12"><text:span text:style-name="T1">Ф</text:span>ормируем обучающий массив с заменой y_down/y_up на y_none в зависимости от того какую модель тренируем</text:p>
            </text:list-item>
            <text:list-item>
              <text:p text:style-name="P9"><text:span text:style-name="T9">Задаем коэффициенты усиления/ослабления для </text:span><text:span text:style-name="T10">class_weight</text:span></text:p>
            </text:list-item>
            <text:list-item>
              <text:p text:style-name="P13">Задаем UP/DOWN коэффициент в цикле с шагом прирощения</text:p>
            </text:list-item>
          </text:list>
        </text:list-item>
      </text:list>
      <text:p text:style-name="P3"/>
      <text:list xml:id="list124936534940225" text:continue-list="list2834311920" text:style-name="L1">
        <text:list-item>
          <text:p text:style-name="P14">С помощью скрипта <text:span text:style-name="T21">checker.sh <text:s/>формируем первичные комбинации из трех моделей </text:span></text:p>
        </text:list-item>
      </text:list>
      <text:list xml:id="list595063776" text:style-name="L3">
        <text:list-item>
          <text:p text:style-name="P15">В скрипте задается начальное и конечное значение счетчика итераций с учетом величины шага</text:p>
        </text:list-item>
        <text:list-item>
          <text:p text:style-name="P10"><text:span text:style-name="T21">С помощь процедуры </text:span><text:span text:style-name="T1">(</text:span><text:span text:style-name="T5">ModelMaker.py/</text:span><text:span text:style-name="T4">create_uniq_names</text:span><text:span text:style-name="T6">)</text:span><text:span text:style-name="T11"> </text:span><text:span text:style-name="T12">необходимо оценить количество комбинаций с учетом общего количества исходных моделей. Это значение указывается как </text:span><text:span text:style-name="T11">end/step</text:span></text:p>
          <text:p text:style-name="P15"/>
        </text:list-item>
      </text:list>
      <text:list xml:id="list124936574213960" text:continue-list="list124936534940225" text:style-name="L1">
        <text:list-header>
          <text:p text:style-name="P14"/>
        </text:list-header>
        <text:list-item>
          <text:p text:style-name="P11"><text:span text:style-name="T9">Поиск лучших моделей по заданным параметрам с помощью log_checker_filter.py <text:s/></text:span><text:span text:style-name="T19">В (</text:span><text:span text:style-name="T10">output_log </text:span><text:span text:style-name="T13">)</text:span></text:p>
          <text:p text:style-name="P16"><text:s/>пишется лог, содержащий комбинации моделей удовлетворяющих заданным условиям</text:p>
          <text:p text:style-name="P11"/>
        </text:list-item>
        <text:list-item>
          <text:p text:style-name="P17"><text:span text:style-name="T20">С помощью (composit_model_maker.py и массива из предыдущего пункта) собираем первичные модели функцией (</text:span><text:span text:style-name="T2">model_complex_builder</text:span><text:span text:style-name="T20">). </text:span><text:span text:style-name="T26">Цель увеличить чувствительность снизить ошибку. </text:span></text:p>
        </text:list-item>
        <text:list-item>
          <text:p text:style-name="P4"><text:span text:style-name="T23">находим лучшие модели из получившихся </text:span><text:span text:style-name="T25">с нулевой ошибкой</text:span><text:span text:style-name="T23">( не забываем править критерии успешности </text:span><text:span text:style-name="T7">ModelMaker.py /</text:span><text:span text:style-name="T7">check_single_model) формируем перечень </text:span><text:span text:style-name="T23">моделей для формирование комбинаций, считаем общее число с помощью функции g</text:span><text:span text:style-name="T16">et_combinations_name (пример в test14.py ) определяем число комбинаций для checker.sh</text:span></text:p>
        </text:list-item>
        <text:list-item>
          <text:p text:style-name="P6"><text:span text:style-name="T23"><text:s/></text:span><text:span text:style-name="T25">В</text:span><text:span text:style-name="T23">ыбираем 2-3 модели с максимальным числом Hit для формирования цепочки, </text:span><text:span text:style-name="T24">с помощью composit_model_maker.py/</text:span><text:span text:style-name="T17">мodel_complex_</text:span><text:span text:style-name="T18">binary_</text:span><text:span text:style-name="T17">builder</text:span><text:span text:style-name="T18">(для моделей с нулевой ошибкой)</text:span><text:span text:style-name="T24"> складываем до тех пор пока не перестанет расти Hit</text:span></text:p>
        </text:list-item>
        <text:list-item>
          <text:p text:style-name="P5"><text:span text:style-name="T24">Целевые модели UP и DOWN складываем с помощью composit_model_maker_hand.py/</text:span><text:span text:style-name="T17">мodel_complex_builder</text:span></text:p>
          <text:p text:style-name="P18"><text:span text:style-name="T22"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3:48:21.600820251</meta:creation-date>
    <dc:date>2021-05-04T12:49:35.790105316</dc:date>
    <meta:editing-duration>PT4H40S</meta:editing-duration>
    <meta:editing-cycles>11</meta:editing-cycles>
    <meta:generator>LibreOffice/7.0.5.2$Linux_X86_64 LibreOffice_project/00$Build-2</meta:generator>
    <meta:document-statistic meta:table-count="0" meta:image-count="0" meta:object-count="0" meta:page-count="1" meta:paragraph-count="16" meta:word-count="219" meta:character-count="1763" meta:non-whitespace-character-count="1565"/>
  </office:meta>
</office:document-meta>
</file>